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5.221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306cm"/>
    </style:style>
    <style:style style:name="co11" style:family="table-column">
      <style:table-column-properties fo:break-before="auto" style:column-width="2.891cm"/>
    </style:style>
    <style:style style:name="co12" style:family="table-column">
      <style:table-column-properties fo:break-before="auto" style:column-width="5.637cm"/>
    </style:style>
    <style:style style:name="co13" style:family="table-column">
      <style:table-column-properties fo:break-before="auto" style:column-width="2.695cm"/>
    </style:style>
    <style:style style:name="co14" style:family="table-column">
      <style:table-column-properties fo:break-before="auto" style:column-width="3.861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1.03cm"/>
    </style:style>
    <style:style style:name="co17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66ff00"/>
    </style:style>
    <style:style style:name="ce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b heures réalisées</text:p>
          </table:table-cell>
          <table:table-cell office:value-type="string">
            <text:p>nb d'heures estimées </text:p>
          </table:table-cell>
          <table:table-cell office:value-type="string">
            <text:p>nombre d'heures pour la 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office:value-type="string">
            <text:p>rendement réel (%/h) </text:p>
          </table:table-cell>
          <table:table-cell office:value-type="string">
            <text:p>rendement estimé (%/h)</text:p>
          </table:table-cell>
          <table:table-cell office:value-type="string">
            <text:p>moral du groupe (/10)</text:p>
          </table:table-cell>
          <table:table-cell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  <table:table-cell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office:value-type="string">
            <text:p>date de livraison </text:p>
          </table:table-cell>
        </table:table-row>
        <table:table-row table:style-name="ro1">
          <table:table-cell table:style-name="ce1" office:value-type="date" office:date-value="2014-12-18">
            <text:p>18/12/14</text:p>
          </table:table-cell>
          <table:table-cell office:value-type="float" office:value="70.2">
            <text:p>70,2</text:p>
          </table:table-cell>
          <table:table-cell table:formula="of:=38+28+2" office:value-type="float" office:value="68">
            <text:p>68</text:p>
          </table:table-cell>
          <table:table-cell/>
          <table:table-cell office:value-type="float" office:value="0.18">
            <text:p>0,18</text:p>
          </table:table-cell>
          <table:table-cell table:style-name="ce2" table:formula="of:=[.C2]/[.$C$8]" office:value-type="float" office:value="0.299559471365639">
            <text:p>0,30</text:p>
          </table:table-cell>
          <table:table-cell table:style-name="ce2" table:formula="of:=[.E2]/[.B2]*100" office:value-type="float" office:value="0.256410256410256">
            <text:p>0,26</text:p>
          </table:table-cell>
          <table:table-cell table:style-name="ce2" table:formula="of:=[.F2]/[.C2]*100" office:value-type="float" office:value="0.440528634361233">
            <text:p>0,44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itialisation 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’initialisation 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9">
            <text:p>19/12/14</text:p>
          </table:table-cell>
        </table:table-row>
        <table:table-row table:style-name="ro1">
          <table:table-cell table:style-name="ce1" office:value-type="date" office:date-value="2015-01-08">
            <text:p>08/01/15</text:p>
          </table:table-cell>
          <table:table-cell office:value-type="float" office:value="96.2">
            <text:p>96,2</text:p>
          </table:table-cell>
          <table:table-cell table:formula="of:=[.C2]+[.D3]" office:value-type="float" office:value="88">
            <text:p>88</text:p>
          </table:table-cell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table:style-name="ce2" table:formula="of:=[.C3]/[.$C$8]" office:value-type="float" office:value="0.387665198237885">
            <text:p>0,39</text:p>
          </table:table-cell>
          <table:table-cell table:style-name="ce2" table:formula="of:=[.E3]/[.B3]*100" office:value-type="float" office:value="0.249480249480249">
            <text:p>0,25</text:p>
          </table:table-cell>
          <table:table-cell table:style-name="ce2" table:formula="of:=[.F3]/[.C3]*100" office:value-type="float" office:value="0.440528634361234">
            <text:p>0,44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expression des besoins</text:p>
          </table:table-cell>
          <table:table-cell table:style-name="ce3" office:value-type="string">
            <text:p>terminé </text:p>
          </table:table-cell>
          <table:table-cell table:style-name="ce4" office:value-type="percentage" office:value="1">
            <text:p>10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AQ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4-12-12">
            <text:p>12/12/14</text:p>
          </table:table-cell>
        </table:table-row>
        <table:table-row table:style-name="ro1">
          <table:table-cell table:style-name="ce1" office:value-type="date" office:date-value="2015-01-12">
            <text:p>12/01/15</text:p>
          </table:table-cell>
          <table:table-cell office:value-type="float" office:value="137">
            <text:p>137</text:p>
          </table:table-cell>
          <table:table-cell table:formula="of:=[.C3]+[.D4]" office:value-type="float" office:value="119.5">
            <text:p>119,5</text:p>
          </table:table-cell>
          <table:table-cell office:value-type="float" office:value="31.5">
            <text:p>31,5</text:p>
          </table:table-cell>
          <table:table-cell office:value-type="float" office:value="0.44">
            <text:p>0,44</text:p>
          </table:table-cell>
          <table:table-cell table:style-name="ce2" table:formula="of:=[.C4]/[.$C$8]" office:value-type="float" office:value="0.526431718061674">
            <text:p>0,53</text:p>
          </table:table-cell>
          <table:table-cell table:style-name="ce2" table:formula="of:=[.E4]/[.B4]*100" office:value-type="float" office:value="0.321167883211679">
            <text:p>0,32</text:p>
          </table:table-cell>
          <table:table-cell table:style-name="ce2" table:formula="of:=[.F4]/[.C4]*100" office:value-type="float" office:value="0.440528634361233">
            <text:p>0,4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83">
            <text:p>83,00%</text:p>
          </table:table-cell>
          <table:table-cell office:value-type="float" office:value="5">
            <text:p>5</text:p>
          </table:table-cell>
          <table:table-cell office:value-type="string">
            <text:p>reste de l'équipe</text:p>
          </table:table-cell>
          <table:table-cell/>
          <table:table-cell office:value-type="string">
            <text:p>Dossier d'EB</text:p>
          </table:table-cell>
          <table:table-cell table:style-name="ce3" office:value-type="string">
            <text:p>terminé </text:p>
          </table:table-cell>
          <table:table-cell office:value-type="string">
            <text:p>oui </text:p>
          </table:table-cell>
          <table:table-cell table:style-name="ce1" office:value-type="date" office:date-value="2015-01-13">
            <text:p>13/01/15</text:p>
          </table:table-cell>
        </table:table-row>
        <table:table-row table:style-name="ro1">
          <table:table-cell table:style-name="ce1" office:value-type="date" office:date-value="2015-01-15">
            <text:p>15/01/15</text:p>
          </table:table-cell>
          <table:table-cell office:value-type="float" office:value="162.7">
            <text:p>162,7</text:p>
          </table:table-cell>
          <table:table-cell table:formula="of:=[.C4]+[.D5]" office:value-type="float" office:value="146.5">
            <text:p>146,5</text:p>
          </table:table-cell>
          <table:table-cell office:value-type="float" office:value="27">
            <text:p>27</text:p>
          </table:table-cell>
          <table:table-cell office:value-type="float" office:value="0.51">
            <text:p>0,51</text:p>
          </table:table-cell>
          <table:table-cell table:style-name="ce2" table:formula="of:=[.C5]/[.$C$8]" office:value-type="float" office:value="0.645374449339207">
            <text:p>0,65</text:p>
          </table:table-cell>
          <table:table-cell table:style-name="ce2" table:formula="of:=[.E5]/[.B5]*100" office:value-type="float" office:value="0.313460356484327">
            <text:p>0,31</text:p>
          </table:table-cell>
          <table:table-cell table:style-name="ce2" table:formula="of:=[.F5]/[.C5]*100" office:value-type="float" office:value="0.440528634361234">
            <text:p>0,4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Évaluation des solutions</text:p>
          </table:table-cell>
          <table:table-cell office:value-type="string">
            <text:p>en cours </text:p>
          </table:table-cell>
          <table:table-cell table:style-name="ce4" office:value-type="percentage" office:value="0.13">
            <text:p>13,00%</text:p>
          </table:table-cell>
          <table:table-cell office:value-type="float" office:value="1">
            <text:p>1</text:p>
          </table:table-cell>
          <table:table-cell office:value-type="string">
            <text:p>Romain</text:p>
          </table:table-cell>
          <table:table-cell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3">
            <text:p>23/01/15</text:p>
          </table:table-cell>
        </table:table-row>
        <table:table-row table:style-name="ro1">
          <table:table-cell table:style-name="ce1" office:value-type="date" office:date-value="2015-01-19">
            <text:p>19/01/15</text:p>
          </table:table-cell>
          <table:table-cell office:value-type="float" office:value="182.2">
            <text:p>182,2</text:p>
          </table:table-cell>
          <table:table-cell table:formula="of:=[.C5]+[.D6]" office:value-type="float" office:value="172">
            <text:p>172</text:p>
          </table:table-cell>
          <table:table-cell table:formula="of:=51/2" office:value-type="float" office:value="25.5">
            <text:p>25,5</text:p>
          </table:table-cell>
          <table:table-cell office:value-type="float" office:value="0.6">
            <text:p>0,6</text:p>
          </table:table-cell>
          <table:table-cell table:style-name="ce2" table:formula="of:=[.C6]/[.$C$8]" office:value-type="float" office:value="0.757709251101322">
            <text:p>0,76</text:p>
          </table:table-cell>
          <table:table-cell table:style-name="ce2" table:formula="of:=[.E6]/[.B6]*100" office:value-type="float" office:value="0.329308452250274">
            <text:p>0,33</text:p>
          </table:table-cell>
          <table:table-cell table:style-name="ce2" table:formula="of:=[.F6]/[.C6]*100" office:value-type="float" office:value="0.440528634361234">
            <text:p>0,44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table:style-name="ce4" office:value-type="percentage" office:value="0">
            <text:p>0,00%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Dossier de choix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2">
            <text:p>22/01/15</text:p>
          </table:table-cell>
          <table:table-cell office:value-type="float" office:value="215">
            <text:p>215</text:p>
          </table:table-cell>
          <table:table-cell table:formula="of:=[.C6]+[.D7]" office:value-type="float" office:value="197.5">
            <text:p>197,5</text:p>
          </table:table-cell>
          <table:table-cell table:formula="of:=51/2" office:value-type="float" office:value="25.5">
            <text:p>25,5</text:p>
          </table:table-cell>
          <table:table-cell office:value-type="float" office:value="0.81">
            <text:p>0,81</text:p>
          </table:table-cell>
          <table:table-cell table:style-name="ce2" table:formula="of:=[.C7]/[.$C$8]" office:value-type="float" office:value="0.870044052863436">
            <text:p>0,87</text:p>
          </table:table-cell>
          <table:table-cell table:style-name="ce2" table:formula="of:=[.E7]/[.B7]*100" office:value-type="float" office:value="0.376744186046512">
            <text:p>0,38</text:p>
          </table:table-cell>
          <table:table-cell table:style-name="ce2" table:formula="of:=[.F7]/[.C7]*100" office:value-type="float" office:value="0.440528634361233">
            <text:p>0,44</text:p>
          </table:table-cell>
          <table:table-cell office:value-type="float" office:value="5.5">
            <text:p>5,5</text:p>
          </table:table-cell>
          <table:table-cell table:number-columns-repeated="7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table:style-name="ce1" office:value-type="date" office:date-value="2015-01-27">
            <text:p>27/01/15</text:p>
          </table:table-cell>
        </table:table-row>
        <table:table-row table:style-name="ro1">
          <table:table-cell table:style-name="ce1" office:value-type="date" office:date-value="2015-01-26">
            <text:p>26/01/15</text:p>
          </table:table-cell>
          <table:table-cell/>
          <table:table-cell table:formula="of:=[.C7]+[.D8]" office:value-type="float" office:value="227">
            <text:p>227</text:p>
          </table:table-cell>
          <table:table-cell office:value-type="float" office:value="29.5">
            <text:p>29,5</text:p>
          </table:table-cell>
          <table:table-cell/>
          <table:table-cell table:formula="of:=[.C8]/[.$C$8]" office:value-type="float" office:value="1">
            <text:p>1</text:p>
          </table:table-cell>
          <table:table-cell/>
          <table:table-cell table:style-name="ce2" table:formula="of:=[.F8]/[.C8]*100" office:value-type="float" office:value="0.440528634361234">
            <text:p>0,44</text:p>
          </table:table-cell>
          <table:table-cell office:value-type="float" office:value="7">
            <text:p>7</text:p>
          </table:table-cell>
          <table:table-cell table:number-columns-repeated="11"/>
        </table:table-row>
        <table:table-row table:style-name="ro1">
          <table:table-cell table:style-name="ce1"/>
          <table:table-cell table:number-columns-repeated="5"/>
          <table:table-cell>
            <draw:frame table:end-cell-address="Feuille1.K29" table:end-x="1.75cm" table:end-y="0.172cm" draw:z-index="4" draw:style-name="gr1" draw:text-style-name="P1" svg:width="14.169cm" svg:height="8.999cm" svg:x="2.182cm" svg:y="0.205cm">
              <draw:object draw:notify-on-update-of-ranges="Feuille1.D10:Feuille1.D10 Feuille1.D11:Feuille1.D17 Feuille1.E10:Feuille1.E10 Feuille1.E11:Feuille1.E17 Feuille1.F10:Feuille1.F10 Feuille1.F11:Feuille1.F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éance</text:p>
          </table:table-cell>
          <table:table-cell office:value-type="string">
            <text:p>progression réelle</text:p>
          </table:table-cell>
          <table:table-cell office:value-type="string">
            <text:p>progression attendue</text:p>
          </table:table-cell>
          <table:table-cell table:number-columns-repeated="5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2]" office:value-type="float" office:value="0.18">
            <text:p>0,18</text:p>
          </table:table-cell>
          <table:table-cell table:style-name="ce2" table:formula="of:=[.C2]/[.$C$8]" office:value-type="float" office:value="0.299559471365639">
            <text:p>0,30</text:p>
          </table:table-cell>
          <table:table-cell table:number-columns-repeated="5"/>
          <table:table-cell table:style-name="ce3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3]" office:value-type="float" office:value="0.24">
            <text:p>0,24</text:p>
          </table:table-cell>
          <table:table-cell table:style-name="ce2" table:formula="of:=[.C3]/[.$C$8]" office:value-type="float" office:value="0.387665198237885">
            <text:p>0,39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4]" office:value-type="float" office:value="0.44">
            <text:p>0,44</text:p>
          </table:table-cell>
          <table:table-cell table:style-name="ce2" table:formula="of:=[.C4]/[.$C$8]" office:value-type="float" office:value="0.526431718061674">
            <text:p>0,53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5]" office:value-type="float" office:value="0.51">
            <text:p>0,51</text:p>
          </table:table-cell>
          <table:table-cell table:style-name="ce2" table:formula="of:=[.C5]/[.$C$8]" office:value-type="float" office:value="0.645374449339207">
            <text:p>0,65</text:p>
          </table:table-cell>
          <table:table-cell table:number-columns-repeated="7"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6]" office:value-type="float" office:value="0.6">
            <text:p>0,6</text:p>
          </table:table-cell>
          <table:table-cell table:style-name="ce2" table:formula="of:=[.C6]/[.$C$8]" office:value-type="float" office:value="0.757709251101322">
            <text:p>0,7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7]" office:value-type="float" office:value="0.81">
            <text:p>0,81</text:p>
          </table:table-cell>
          <table:table-cell table:style-name="ce2" table:formula="of:=[.C7]/[.$C$8]" office:value-type="float" office:value="0.870044052863436">
            <text:p>0,87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8]" office:value-type="float" office:value="0">
            <text:p>0</text:p>
          </table:table-cell>
          <table:table-cell table:style-name="ce2" table:formula="of:=[.C8]/[.$C$8]" office:value-type="float" office:value="1">
            <text:p>1,00</text:p>
          </table:table-cell>
          <table:table-cell>
            <draw:frame table:end-cell-address="Feuille1.J32" table:end-x="2.118cm" table:end-y="0.186cm" draw:z-index="2" draw:style-name="gr1" draw:text-style-name="P1" svg:width="12.802cm" svg:height="6.853cm" svg:x="1.659cm" svg:y="0.107cm">
              <draw:object draw:notify-on-update-of-ranges="Feuille1.A2:Feuille1.A8 Feuille1.I1:Feuille1.I1 Feuille1.I2:Feuille1.I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>
            <draw:frame table:end-cell-address="Feuille1.D34" table:end-x="4.125cm" table:end-y="0.408cm" draw:z-index="0" draw:style-name="gr1" draw:text-style-name="P1" svg:width="14.045cm" svg:height="7.305cm" svg:x="1.251cm" svg:y="0.329cm">
              <draw:object draw:notify-on-update-of-ranges="Feuille1.A2:Feuille1.A8 Feuille1.B1:Feuille1.B1 Feuille1.B2:Feuille1.B8 Feuille1.C1:Feuille1.C1 Feuille1.C2:Feuille1.C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12">
          <table:table-cell table:number-columns-repeated="20"/>
        </table:table-row>
        <table:table-row table:style-name="ro1">
          <table:table-cell table:number-columns-repeated="4"/>
          <table:table-cell>
            <draw:frame table:end-cell-address="Feuille1.H46" table:end-x="4.004cm" table:end-y="0.173cm" draw:z-index="1" draw:style-name="gr1" draw:text-style-name="P1" svg:width="14.33cm" svg:height="6.832cm" svg:x="0.459cm" svg:y="0.116cm">
              <draw:object draw:notify-on-update-of-ranges="Feuille1.A2:Feuille1.A8 Feuille1.G1:Feuille1.G1 Feuille1.G2:Feuille1.G8 Feuille1.H1:Feuille1.H1 Feuille1.H2:Feuille1.H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5"/>
        </table:table-row>
        <table:table-row table:style-name="ro1">
          <table:table-cell>
            <draw:frame table:end-cell-address="Feuille1.D47" table:end-x="4.438cm" table:end-y="0.067cm" draw:z-index="3" draw:style-name="gr1" draw:text-style-name="P1" svg:width="13.304cm" svg:height="6.667cm" svg:x="2.305cm" svg:y="0.174cm">
              <draw:object draw:notify-on-update-of-ranges="Feuille1.A2:Feuille1.A8 Feuille1.E1:Feuille1.E1 Feuille1.E2:Feuille1.E8 Feuille1.F1:Feuille1.F1 Feuille1.F2:Feuille1.F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9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26/01/2015</text:date>, <text:time>17:2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Rispal</meta:initial-creator>
    <meta:creation-date>2014-12-12T09:44:51.81</meta:creation-date>
    <dc:date>2015-01-26T17:25:36.76</dc:date>
    <dc:creator>Simon Rispal</dc:creator>
    <meta:editing-duration>P4DT41M</meta:editing-duration>
    <meta:editing-cycles>19</meta:editing-cycles>
    <meta:generator>OpenOffice/4.1.0$Win32 OpenOffice.org_project/410m18$Build-9764</meta:generator>
    <meta:document-statistic meta:table-count="3" meta:cell-count="14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6cm" svg:height="7.306cm" xlink:href=".." xlink:type="simple" chart:class="chart:line" chart:style-name="ch1">
        <chart:title svg:x="-0.421cm" svg:y="0.29cm" chart:style-name="ch2">
          <text:p>nombre d'heure réalisée et nombre d'heures estimée en fonction du temps</text:p>
        </chart:title>
        <chart:legend svg:x="1.467cm" svg:y="1.541cm" style:legend-expansion="custom" chartooo:width="3.64cm" chartooo:height="1.593cm" style:legend-expansion-aspect-ratio="2.28499686126805" chart:style-name="ch3"/>
        <chart:plot-area chart:style-name="ch4" table:cell-range-address="Feuille1.A1:Feuille1.C8" chart:data-source-has-labels="both" svg:x="0.038cm" svg:y="1.103cm" svg:width="12.964cm" svg:height="5.648cm">
          <chartooo:coordinate-region svg:x="0.846cm" svg:y="1.315cm" svg:width="12.156cm" svg:height="4.76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8" chart:label-cell-address="Feuille1.B1:Feuille1.B1" chart:class="chart:line">
            <chart:data-point chart:repeated="7"/>
          </chart:series>
          <chart:series chart:style-name="ch9" chart:values-cell-range-address="Feuille1.C2:Feuille1.C8" chart:label-cell-address="Feuille1.C1:Feuille1.C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  <draw:g>
                  <svg:desc>Feuille1.B1:Feuille1.B1</svg:desc>
                </draw:g>
              </table:table-cell>
              <table:table-cell office:value-type="string">
                <text:p>nb d'heures estimées </text:p>
                <draw:g>
                  <svg:desc>Feuille1.C1:Feuille1.C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0.2">
                <text:p>70.2</text:p>
                <draw:g>
                  <svg:desc>Feuille1.B2:Feuille1.B8</svg:desc>
                </draw:g>
              </table:table-cell>
              <table:table-cell office:value-type="float" office:value="68">
                <text:p>68</text:p>
                <draw:g>
                  <svg:desc>Feuille1.C2:Feuille1.C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5cm" svg:height="6.668cm" xlink:href=".." xlink:type="simple" chart:class="chart:line" chart:column-mapping="0" chart:style-name="ch1">
        <chart:title svg:x="3.533cm" svg:y="0.083cm" chart:style-name="ch2">
          <text:p>progression prévue et effective</text:p>
        </chart:title>
        <chart:legend svg:x="1.242cm" svg:y="0.908cm" style:legend-expansion="custom" chartooo:width="4.406cm" chartooo:height="1.947cm" style:legend-expansion-aspect-ratio="2.26296866974833" chart:style-name="ch3"/>
        <chart:plot-area chart:style-name="ch4" table:cell-range-address="Feuille1.A2:Feuille1.A8 Feuille1.E1:Feuille1.F8" chart:data-source-has-labels="both" svg:x="0.515cm" svg:y="0.693cm" svg:width="12.371cm" svg:height="5.7cm">
          <chartooo:coordinate-region svg:x="1.242cm" svg:y="0.906cm" svg:width="11.644cm" svg:height="4.814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E2:Feuille1.E8" chart:label-cell-address="Feuille1.E1:Feuille1.E1" chart:class="chart:line">
            <chart:data-point chart:repeated="7"/>
          </chart:series>
          <chart:series chart:style-name="ch9" chart:values-cell-range-address="Feuille1.F2:Feuille1.F8" chart:label-cell-address="Feuille1.F1:Feuille1.F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:Feuille1.E1</svg:desc>
                </draw:g>
              </table:table-cell>
              <table:table-cell office:value-type="string">
                <text:p>progression attendue</text:p>
                <draw:g>
                  <svg:desc>Feuille1.F1:Feuille1.F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18">
                <text:p>0.18</text:p>
                <draw:g>
                  <svg:desc>Feuille1.E2:Feuille1.E8</svg:desc>
                </draw:g>
              </table:table-cell>
              <table:table-cell office:value-type="float" office:value="0.299559471365639">
                <text:p>0.299559471365639</text:p>
                <draw:g>
                  <svg:desc>Feuille1.F2:Feuille1.F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2cm" xlink:href=".." xlink:type="simple" chart:class="chart:bar" chart:column-mapping="0" chart:style-name="ch1">
        <chart:title svg:x="3cm" svg:y="0.279cm" chart:style-name="ch2">
          <text:p>rendement horaire en fonction du temps </text:p>
        </chart:title>
        <chart:legend svg:x="2.306cm" svg:y="1.552cm" style:legend-expansion="custom" chartooo:width="2.953cm" chartooo:height="1.489cm" style:legend-expansion-aspect-ratio="1.98321020819342" chart:style-name="ch3"/>
        <chart:plot-area chart:style-name="ch4" table:cell-range-address="Feuille1.A2:Feuille1.A8 Feuille1.G1:Feuille1.H8" chart:data-source-has-labels="both" svg:x="0.613cm" svg:y="0.731cm" svg:width="13.52cm" svg:height="6.123cm">
          <chartooo:coordinate-region svg:x="1.525cm" svg:y="0.943cm" svg:width="12.608cm" svg:height="5.238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G2:Feuille1.G8" chart:label-cell-address="Feuille1.G1:Feuille1.G1" chart:class="chart:bar">
            <chart:data-point chart:repeated="7"/>
          </chart:series>
          <chart:series chart:style-name="ch9" chart:values-cell-range-address="Feuille1.H2:Feuille1.H8" chart:label-cell-address="Feuille1.H1:Feuille1.H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  <draw:g>
                  <svg:desc>Feuille1.G1:Feuille1.G1</svg:desc>
                </draw:g>
              </table:table-cell>
              <table:table-cell office:value-type="string">
                <text:p>rendement estimé (%/h)</text:p>
                <draw:g>
                  <svg:desc>Feuille1.H1:Feuille1.H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0.256410256410256">
                <text:p>0.256410256410256</text:p>
                <draw:g>
                  <svg:desc>Feuille1.G2:Feuille1.G8</svg:desc>
                </draw:g>
              </table:table-cell>
              <table:table-cell office:value-type="float" office:value="0.440528634361233">
                <text:p>0.440528634361233</text:p>
                <draw:g>
                  <svg:desc>Feuille1.H2:Feuille1.H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3cm" svg:height="6.854cm" xlink:href=".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8cm" chartooo:height="0.887cm" style:legend-expansion-aspect-ratio="5.3641488162345" chart:style-name="ch3"/>
        <chart:plot-area chart:style-name="ch4" table:cell-range-address="Feuille1.A2:Feuille1.A8 Feuille1.I1:Feuille1.I8" chart:data-source-has-labels="both" svg:x="0.645cm" svg:y="1.471cm" svg:width="11.632cm" svg:height="4.815cm">
          <chartooo:coordinate-region svg:x="1.169cm" svg:y="1.683cm" svg:width="11.108cm" svg:height="3.93cm"/>
          <chart:axis chart:dimension="x" chart:name="primary-x" chart:style-name="ch5" chartooo:axis-type="auto">
            <chartooo:date-scale/>
            <chart:categories table:cell-range-address="Feuille1.A2:Feuille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I2:Feuille1.I8" chart:label-cell-address="Feuille1.I1:Feuille1.I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  <draw:g>
                  <svg:desc>Feuille1.I1:Feuille1.I1</svg:desc>
                </draw:g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  <draw:g>
                  <svg:desc>Feuille1.A2:Feuille1.A8</svg:desc>
                </draw:g>
              </table:table-cell>
              <table:table-cell office:value-type="float" office:value="7">
                <text:p>7</text:p>
                <draw:g>
                  <svg:desc>Feuille1.I2:Feuille1.I8</svg:desc>
                </draw:g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17cm" svg:height="9cm" xlink:href=".." xlink:type="simple" chart:class="chart:line" chart:style-name="ch1">
        <chart:title svg:x="2.887cm" svg:y="0.316cm" chart:style-name="ch2">
          <text:p>progression prévue et effective par séance</text:p>
        </chart:title>
        <chart:legend svg:x="1.663cm" svg:y="2.094cm" style:legend-expansion="custom" chartooo:width="3.839cm" chartooo:height="2.26cm" style:legend-expansion-aspect-ratio="1.69867256637168" chart:style-name="ch3"/>
        <chart:plot-area chart:style-name="ch4" table:cell-range-address="Feuille1.D10:Feuille1.F17" chart:data-source-has-labels="both" svg:x="0.597cm" svg:y="1.008cm" svg:width="13.148cm" svg:height="7.894cm">
          <chartooo:coordinate-region svg:x="1.324cm" svg:y="1.221cm" svg:width="12.327cm" svg:height="7.008cm"/>
          <chart:axis chart:dimension="x" chart:name="primary-x" chart:style-name="ch5" chartooo:axis-type="auto">
            <chartooo:date-scale/>
            <chart:categories table:cell-range-address="Feuille1.D11:Feuille1.D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E11:Feuille1.E17" chart:label-cell-address="Feuille1.E10:Feuille1.E10" chart:class="chart:line">
            <chart:data-point chart:repeated="7"/>
          </chart:series>
          <chart:series chart:style-name="ch8" chart:values-cell-range-address="Feuille1.F11:Feuille1.F17" chart:label-cell-address="Feuille1.F10:Feuille1.F1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  <draw:g>
                  <svg:desc>Feuille1.E10:Feuille1.E10</svg:desc>
                </draw:g>
              </table:table-cell>
              <table:table-cell office:value-type="string">
                <text:p>progression attendue</text:p>
                <draw:g>
                  <svg:desc>Feuille1.F10:Feuille1.F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Feuille1.D11:Feuille1.D17</svg:desc>
                </draw:g>
              </table:table-cell>
              <table:table-cell office:value-type="float" office:value="0.18">
                <text:p>0.18</text:p>
                <draw:g>
                  <svg:desc>Feuille1.E11:Feuille1.E17</svg:desc>
                </draw:g>
              </table:table-cell>
              <table:table-cell office:value-type="float" office:value="0.299559471365639">
                <text:p>0.299559471365639</text:p>
                <draw:g>
                  <svg:desc>Feuille1.F11:Feuille1.F1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